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cm" svg:height="6cm" svg:x="2.5cm" svg:y="3.69cm">
          <text:p/>
        </draw:rect>
        <draw:rect draw:style-name="gr2" draw:text-style-name="P1" xml:id="id1" draw:id="id1" draw:layer="layout" svg:width="4.5cm" svg:height="1.5cm" svg:x="2.9cm" svg:y="5cm">
          <text:p text:style-name="P1">Activities,<text:line-break/>Receivers</text:p>
        </draw:rect>
        <draw:rect draw:style-name="gr2" draw:text-style-name="P1" xml:id="id4" draw:id="id4" draw:layer="layout" svg:width="4.5cm" svg:height="1.5cm" svg:x="9cm" svg:y="7.9cm">
          <text:p text:style-name="P1">Models</text:p>
        </draw:rect>
        <draw:rect draw:style-name="gr2" draw:text-style-name="P1" xml:id="id2" draw:id="id2" draw:layer="layout" svg:width="4.5cm" svg:height="1.5cm" svg:x="2.9cm" svg:y="7.9cm">
          <text:p text:style-name="P1">Layouts</text:p>
        </draw:rect>
        <draw:rect draw:style-name="gr2" draw:text-style-name="P1" xml:id="id3" draw:id="id3" draw:layer="layout" svg:width="4.5cm" svg:height="1.5cm" svg:x="9cm" svg:y="5cm">
          <text:p text:style-name="P1">Services</text:p>
        </draw:rect>
        <draw:rect draw:style-name="gr2" draw:text-style-name="P1" xml:id="id10" draw:id="id10" draw:layer="layout" svg:width="4.5cm" svg:height="1.5cm" svg:x="15cm" svg:y="7.9cm" draw:corner-radius="4.5cm">
          <text:p text:style-name="P1">Datenbank</text:p>
        </draw:rect>
        <draw:rect draw:style-name="gr2" draw:text-style-name="P1" xml:id="id5" draw:id="id5" draw:layer="layout" svg:width="4.5cm" svg:height="2cm" svg:x="3cm" svg:y="11.1cm" draw:corner-radius="5cm">
          <text:p text:style-name="P1">News, Events<text:line-break/>(Facebook)</text:p>
        </draw:rect>
        <draw:rect draw:style-name="gr2" draw:text-style-name="P1" xml:id="id6" draw:id="id6" draw:layer="layout" svg:width="4.5cm" svg:height="2cm" svg:x="15cm" svg:y="11.1cm" draw:corner-radius="5cm">
          <text:p text:style-name="P1">Speisepläne</text:p>
        </draw:rect>
        <draw:rect draw:style-name="gr2" draw:text-style-name="P1" xml:id="id8" draw:id="id8" draw:layer="layout" svg:width="4.5cm" svg:height="2cm" svg:x="9cm" svg:y="11.1cm" draw:corner-radius="4cm">
          <text:p text:style-name="P1">YQL</text:p>
        </draw:rect>
        <draw:rect draw:style-name="gr2" draw:text-style-name="P1" draw:layer="layout" svg:width="4.5cm" svg:height="1.5cm" svg:x="15cm" svg:y="5.1cm" draw:corner-radius="4.5cm">
          <text:p text:style-name="P1">SD-Karte</text:p>
        </draw:rect>
        <draw:connector draw:style-name="gr3" draw:text-style-name="P1" draw:layer="layout" svg:x1="5.15cm" svg:y1="6.5cm" svg:x2="5.15cm" svg:y2="7.9cm" draw:start-shape="id1" draw:end-shape="id2" draw:end-glue-point="0" svg:d="m5150 6500v1400">
          <text:p/>
        </draw:connector>
        <draw:connector draw:style-name="gr4" draw:text-style-name="P1" draw:layer="layout" svg:x1="7.4cm" svg:y1="5.75cm" svg:x2="9cm" svg:y2="5.75cm" draw:start-shape="id1" draw:end-shape="id3" svg:d="m7400 5750h1600">
          <text:p/>
        </draw:connector>
        <draw:connector draw:style-name="gr4" draw:text-style-name="P1" draw:layer="layout" svg:x1="11.25cm" svg:y1="6.5cm" svg:x2="11.25cm" svg:y2="7.9cm" draw:start-shape="id3" draw:start-glue-point="2" draw:end-shape="id4" draw:end-glue-point="0" svg:d="m11250 6500v1400">
          <text:p/>
        </draw:connector>
        <draw:rect draw:style-name="gr2" draw:text-style-name="P1" xml:id="id7" draw:id="id7" draw:layer="layout" svg:width="4.5cm" svg:height="1.5cm" svg:x="6.2cm" svg:y="14.4cm" draw:corner-radius="4.5cm">
          <text:p text:style-name="P1">MVG</text:p>
        </draw:rect>
        <draw:rect draw:style-name="gr2" draw:text-style-name="P1" xml:id="id9" draw:id="id9" draw:layer="layout" svg:width="4.5cm" svg:height="1.5cm" svg:x="11.8cm" svg:y="14.4cm" draw:corner-radius="5cm">
          <text:p text:style-name="P1">RSS</text:p>
        </draw:rect>
        <draw:connector draw:style-name="gr3" draw:text-style-name="P1" draw:layer="layout" svg:x1="5.25cm" svg:y1="11.1cm" svg:x2="11.25cm" svg:y2="9.4cm" draw:start-shape="id5" draw:start-glue-point="0" draw:end-shape="id4" svg:d="m5250 11100v-850h6000v-850">
          <text:p/>
        </draw:connector>
        <draw:connector draw:style-name="gr3" draw:text-style-name="P1" draw:layer="layout" svg:x1="17.25cm" svg:y1="11.1cm" svg:x2="11.25cm" svg:y2="9.4cm" draw:start-shape="id6" draw:start-glue-point="0" draw:end-shape="id4" draw:end-glue-point="2" svg:d="m17250 11100v-850h-6000v-850">
          <text:p/>
        </draw:connector>
        <draw:connector draw:style-name="gr3" draw:text-style-name="P1" draw:layer="layout" svg:x1="8.45cm" svg:y1="14.4cm" svg:x2="11.25cm" svg:y2="13.1cm" draw:start-shape="id7" draw:start-glue-point="0" draw:end-shape="id8" svg:d="m8450 14400v-650h2800v-650">
          <text:p/>
        </draw:connector>
        <draw:connector draw:style-name="gr3" draw:text-style-name="P1" draw:layer="layout" svg:x1="14.05cm" svg:y1="14.4cm" svg:x2="11.25cm" svg:y2="13.1cm" draw:start-shape="id9" draw:start-glue-point="0" draw:end-shape="id8" draw:end-glue-point="2" svg:d="m14050 14400v-650h-2800v-650">
          <text:p/>
        </draw:connector>
        <draw:connector draw:style-name="gr4" draw:text-style-name="P1" draw:layer="layout" svg:x1="15cm" svg:y1="8.65cm" svg:x2="13.5cm" svg:y2="8.65cm" draw:start-shape="id10" draw:start-glue-point="3" draw:end-shape="id4" draw:end-glue-point="1" svg:d="m15000 8650h-1500">
          <text:p/>
        </draw:connector>
        <draw:connector draw:style-name="gr3" draw:text-style-name="P1" draw:layer="layout" svg:x1="11.25cm" svg:y1="11.1cm" svg:x2="11.25cm" svg:y2="9.4cm" draw:start-shape="id8" draw:start-glue-point="0" draw:end-shape="id4" svg:d="m11250 11100v-1700">
          <text:p/>
        </draw:connector>
        <draw:connector draw:style-name="gr3" draw:text-style-name="P1" draw:layer="layout" draw:line-skew="-0.399cm -0.499cm" svg:x1="2.9cm" svg:y1="5.75cm" svg:x2="5.15cm" svg:y2="5cm" draw:start-shape="id1" draw:start-glue-point="3" draw:end-shape="id1" draw:end-glue-point="0" svg:d="m2900 5750h-900v-1750h3150v1000">
          <text:p/>
        </draw:connector>
        <draw:connector draw:style-name="gr3" draw:text-style-name="P1" draw:layer="layout" draw:line-skew="-0.399cm 0.499cm" svg:x1="2.9cm" svg:y1="8.65cm" svg:x2="5.15cm" svg:y2="9.4cm" draw:start-shape="id2" draw:start-glue-point="3" draw:end-shape="id2" draw:end-glue-point="2" svg:d="m2900 8650h-900v1750h3150v-1000">
          <text:p/>
        </draw:connector>
        <draw:line draw:style-name="gr4" draw:text-style-name="P1" draw:layer="layout" svg:x1="15cm" svg:y1="5.8cm" svg:x2="13.5cm" svg:y2="8.5cm">
          <text:p/>
        </draw:line>
        <draw:line draw:style-name="gr4" draw:text-style-name="P1" draw:layer="layout" svg:x1="7.5cm" svg:y1="6.6cm" svg:x2="9cm" svg:y2="8.1cm">
          <text:p/>
        </draw:line>
        <draw:g>
          <draw:line draw:style-name="gr5" draw:text-style-name="P1" draw:layer="layout" svg:x1="0.7cm" svg:y1="6.4cm" svg:x2="0.2cm" svg:y2="6.9cm">
            <text:p/>
          </draw:line>
          <draw:line draw:style-name="gr5" draw:text-style-name="P1" draw:layer="layout" svg:x1="1.2cm" svg:y1="6.9cm" svg:x2="0.7cm" svg:y2="6.4cm">
            <text:p/>
          </draw:line>
          <draw:line draw:style-name="gr5" draw:text-style-name="P1" draw:layer="layout" svg:x1="0.7cm" svg:y1="6.4cm" svg:x2="0.7cm" svg:y2="5.9cm">
            <text:p/>
          </draw:line>
          <draw:line draw:style-name="gr5" draw:text-style-name="P1" draw:layer="layout" svg:x1="0.2cm" svg:y1="5.9cm" svg:x2="1.2cm" svg:y2="5.9cm">
            <text:p/>
          </draw:line>
          <draw:circle draw:style-name="gr5" draw:text-style-name="P1" draw:layer="layout" svg:width="0.5cm" svg:height="0.5cm" svg:x="0.466cm" svg:y="5.204cm">
            <text:p/>
          </draw:circle>
        </draw:g>
        <draw:line draw:style-name="gr4" draw:text-style-name="P1" draw:layer="layout" svg:x1="3cm" svg:y1="6.1cm" svg:x2="1cm" svg:y2="6.1cm">
          <text:p/>
        </draw:line>
        <draw:frame draw:style-name="gr6" draw:layer="layout" svg:width="4.109cm" svg:height="0.963cm" svg:x="6.186cm" svg:y="3.696cm">
          <draw:text-box>
            <text:p>TumCampus</text:p>
          </draw:text-box>
        </draw:frame>
        <draw:rect draw:style-name="gr2" draw:text-style-name="P1" draw:layer="layout" svg:width="4.5cm" svg:height="1.5cm" svg:x="15cm" svg:y="2.76cm" draw:corner-radius="4.5cm">
          <text:p text:style-name="P1">Assets</text:p>
        </draw:rect>
        <draw:line draw:style-name="gr7" draw:text-style-name="P1" draw:layer="layout" svg:x1="15cm" svg:y1="3.5cm" svg:x2="13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Bley</meta:initial-creator>
    <meta:creation-date>2011-07-20T06:29:36.94</meta:creation-date>
    <dc:date>2011-10-14T15:32:17.34</dc:date>
    <dc:creator>Thomas Bley</dc:creator>
    <meta:editing-duration>PT1H4M30S</meta:editing-duration>
    <meta:editing-cycles>18</meta:editing-cycles>
    <meta:generator>LibreOffice/3.4$Win32 LibreOffice_project/340m1$Build-203</meta:generator>
    <meta:document-statistic meta:object-count="35"/>
  </office:meta>
</office:document-meta>
</file>